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fo:border-bottom="none" fo:border-left="none" fo:border-right="0.74pt solid #000000" fo:border-top="0.74pt solid #000000"/>
    </style:style>
    <style:style style:name="ce13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4" style:family="table-cell" style:parent-style-name="Default" style:data-style-name="N2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2" table:default-cell-style-name="ce10"/>
        <table:table-column table:style-name="co1" table:default-cell-style-name="ce14"/>
        <table:table-row table:style-name="ro1">
          <table:table-cell table:style-name="ce1" office:value-type="string" calcext:value-type="string" table:number-columns-spanned="7" table:number-rows-spanned="1">
            <text:p>Number of problems verified</text:p>
          </table:table-cell>
          <table:covered-table-cell table:number-columns-repeated="6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Study1: 0.02 intensity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tudy1: 0.05 intensity</text:p>
          </table:table-cell>
          <table:covered-table-cell table:number-columns-repeated="2"/>
          <table:table-cell/>
          <table:table-cell table:style-name="ce2" office:value-type="string" calcext:value-type="string" table:number-columns-spanned="1" table:number-rows-spanned="2">
            <text:p>MNIST</text:p>
          </table:table-cell>
          <table:table-cell table:style-name="ce8" office:value-type="string" calcext:value-type="string" table:number-columns-spanned="2" table:number-rows-spanned="1">
            <text:p>Problems Solved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Verification Time</text:p>
          </table:table-cell>
          <table:covered-table-cell table:style-name="ce12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<text:s/>Raw</text:p>
          </table:table-cell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<text:s/>Raw</text:p>
          </table:table-cell>
          <table:table-cell office:value-type="string" calcext:value-type="string">
            <text:p>Relative</text:p>
          </table:table-cell>
          <table:table-cell/>
          <table:covered-table-cell table:style-name="ce3"/>
          <table:table-cell table:style-name="ce9" office:value-type="string" calcext:value-type="string">
            <text:p><text:s/>Raw</text:p>
          </table:table-cell>
          <table:table-cell table:style-name="ce9" office:value-type="string" calcext:value-type="string">
            <text:p>Relative</text:p>
          </table:table-cell>
          <table:table-cell table:style-name="ce9" office:value-type="string" calcext:value-type="string">
            <text:p><text:s/>Raw</text:p>
          </table:table-cell>
          <table:table-cell table:style-name="ce13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Baseline</text:p>
          </table:table-cell>
          <table:table-cell table:style-name="ce4" office:value-type="float" office:value="87" calcext:value-type="float">
            <text:p>87.00</text:p>
          </table:table-cell>
          <table:table-cell office:value-type="float" office:value="1" calcext:value-type="float">
            <text:p>1.00</text:p>
          </table:table-cell>
          <table:table-cell office:value-type="float" office:value="5111.03" calcext:value-type="float">
            <text:p>5111.03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BS_SDD</text:p>
          </table:table-cell>
          <table:table-cell office:value-type="float" office:value="86" calcext:value-type="float">
            <text:p>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BS_SDD</text:p>
          </table:table-cell>
          <table:table-cell office:value-type="float" office:value="89" calcext:value-type="float">
            <text:p>89</text:p>
          </table:table-cell>
          <table:table-cell office:value-type="float" office:value="1.02" calcext:value-type="float">
            <text:p>1.02</text:p>
          </table:table-cell>
          <table:table-cell/>
          <table:table-cell table:style-name="ce4" office:value-type="string" calcext:value-type="string">
            <text:p>BS_SDD</text:p>
          </table:table-cell>
          <table:table-cell table:style-name="ce4" office:value-type="float" office:value="89" calcext:value-type="float">
            <text:p>89.00</text:p>
          </table:table-cell>
          <table:table-cell office:value-type="float" office:value="1.02" calcext:value-type="float">
            <text:p>1.02</text:p>
          </table:table-cell>
          <table:table-cell office:value-type="float" office:value="3732.15" calcext:value-type="float">
            <text:p>3732.1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BS_SAD</text:p>
          </table:table-cell>
          <table:table-cell office:value-type="float" office:value="85" calcext:value-type="float">
            <text:p>85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BS_SAD</text:p>
          </table:table-cell>
          <table:table-cell office:value-type="float" office:value="91" calcext:value-type="float">
            <text:p>91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ce4" office:value-type="string" calcext:value-type="string">
            <text:p>BS_SAD</text:p>
          </table:table-cell>
          <table:table-cell table:style-name="ce4" office:value-type="float" office:value="91" calcext:value-type="float">
            <text:p>91.00</text:p>
          </table:table-cell>
          <table:table-cell office:value-type="float" office:value="1.05" calcext:value-type="float">
            <text:p>1.05</text:p>
          </table:table-cell>
          <table:table-cell office:value-type="float" office:value="3659.93" calcext:value-type="float">
            <text:p>3659.9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S_NIP</text:p>
          </table:table-cell>
          <table:table-cell office:value-type="float" office:value="89" calcext:value-type="float">
            <text:p>89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BS_NIP</text:p>
          </table:table-cell>
          <table:table-cell office:value-type="float" office:value="90" calcext:value-type="float">
            <text:p>90</text:p>
          </table:table-cell>
          <table:table-cell office:value-type="float" office:value="1.03" calcext:value-type="float">
            <text:p>1.03</text:p>
          </table:table-cell>
          <table:table-cell/>
          <table:table-cell table:style-name="ce4" office:value-type="string" calcext:value-type="string">
            <text:p>BS_NIP</text:p>
          </table:table-cell>
          <table:table-cell table:style-name="ce4" office:value-type="float" office:value="90" calcext:value-type="float">
            <text:p>90.00</text:p>
          </table:table-cell>
          <table:table-cell office:value-type="float" office:value="1.03" calcext:value-type="float">
            <text:p>1.03</text:p>
          </table:table-cell>
          <table:table-cell office:value-type="float" office:value="3297.75" calcext:value-type="float">
            <text:p>3297.7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S_SIP</text:p>
          </table:table-cell>
          <table:table-cell office:value-type="float" office:value="89" calcext:value-type="float">
            <text:p>89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BS_S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BS_SIP</text:p>
          </table:table-cell>
          <table:table-cell table:style-name="ce4" office:value-type="float" office:value="87" calcext:value-type="float">
            <text:p>87.00</text:p>
          </table:table-cell>
          <table:table-cell office:value-type="float" office:value="1" calcext:value-type="float">
            <text:p>1.00</text:p>
          </table:table-cell>
          <table:table-cell office:value-type="float" office:value="4090.51" calcext:value-type="float">
            <text:p>4090.51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BS_ALR</text:p>
          </table:table-cell>
          <table:table-cell office:value-type="float" office:value="92" calcext:value-type="float">
            <text:p>9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BS_ALR</text:p>
          </table:table-cell>
          <table:table-cell office:value-type="float" office:value="88" calcext:value-type="float">
            <text:p>88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ce4" office:value-type="string" calcext:value-type="string">
            <text:p>BS_ALR</text:p>
          </table:table-cell>
          <table:table-cell table:style-name="ce4" office:value-type="float" office:value="88" calcext:value-type="float">
            <text:p>88.00</text:p>
          </table:table-cell>
          <table:table-cell office:value-type="float" office:value="1.01" calcext:value-type="float">
            <text:p>1.01</text:p>
          </table:table-cell>
          <table:table-cell office:value-type="float" office:value="3699.07" calcext:value-type="float">
            <text:p>3699.0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RS_SDD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RS_SDD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.08</text:p>
          </table:table-cell>
          <table:table-cell/>
          <table:table-cell table:style-name="ce4" office:value-type="string" calcext:value-type="string">
            <text:p>RS_SDD</text:p>
          </table:table-cell>
          <table:table-cell table:style-name="ce4" office:value-type="float" office:value="94" calcext:value-type="float">
            <text:p>94.00</text:p>
          </table:table-cell>
          <table:table-cell office:value-type="float" office:value="1.08" calcext:value-type="float">
            <text:p>1.08</text:p>
          </table:table-cell>
          <table:table-cell office:value-type="float" office:value="1016.01" calcext:value-type="float">
            <text:p>1016.0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RS_SAD</text:p>
          </table:table-cell>
          <table:table-cell office:value-type="float" office:value="86" calcext:value-type="float">
            <text:p>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RS_SAD</text:p>
          </table:table-cell>
          <table:table-cell office:value-type="float" office:value="86" calcext:value-type="float">
            <text:p>86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4" office:value-type="string" calcext:value-type="string">
            <text:p>RS_SAD</text:p>
          </table:table-cell>
          <table:table-cell table:style-name="ce4" office:value-type="float" office:value="86" calcext:value-type="float">
            <text:p>86.00</text:p>
          </table:table-cell>
          <table:table-cell office:value-type="float" office:value="0.99" calcext:value-type="float">
            <text:p>0.99</text:p>
          </table:table-cell>
          <table:table-cell office:value-type="float" office:value="5076.43" calcext:value-type="float">
            <text:p>5076.4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RS_NIP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RS_NIP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.08</text:p>
          </table:table-cell>
          <table:table-cell/>
          <table:table-cell table:style-name="ce4" office:value-type="string" calcext:value-type="string">
            <text:p>RS_NIP</text:p>
          </table:table-cell>
          <table:table-cell table:style-name="ce4" office:value-type="float" office:value="94" calcext:value-type="float">
            <text:p>94.00</text:p>
          </table:table-cell>
          <table:table-cell office:value-type="float" office:value="1.08" calcext:value-type="float">
            <text:p>1.08</text:p>
          </table:table-cell>
          <table:table-cell office:value-type="float" office:value="1002.7" calcext:value-type="float">
            <text:p>1002.7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RS_SIP</text:p>
          </table:table-cell>
          <table:table-cell office:value-type="float" office:value="91" calcext:value-type="float">
            <text:p>91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RS_SIP</text:p>
          </table:table-cell>
          <table:table-cell office:value-type="float" office:value="91" calcext:value-type="float">
            <text:p>91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ce4" office:value-type="string" calcext:value-type="string">
            <text:p>RS_SIP</text:p>
          </table:table-cell>
          <table:table-cell table:style-name="ce4" office:value-type="float" office:value="91" calcext:value-type="float">
            <text:p>91.00</text:p>
          </table:table-cell>
          <table:table-cell office:value-type="float" office:value="1.05" calcext:value-type="float">
            <text:p>1.05</text:p>
          </table:table-cell>
          <table:table-cell office:value-type="float" office:value="1050.42" calcext:value-type="float">
            <text:p>1050.4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RS_ALR</text:p>
          </table:table-cell>
          <table:table-cell office:value-type="float" office:value="82" calcext:value-type="float">
            <text:p>8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RS_ALR</text:p>
          </table:table-cell>
          <table:table-cell office:value-type="float" office:value="82" calcext:value-type="float">
            <text:p>82</text:p>
          </table:table-cell>
          <table:table-cell office:value-type="float" office:value="0.94" calcext:value-type="float">
            <text:p>0.94</text:p>
          </table:table-cell>
          <table:table-cell/>
          <table:table-cell table:style-name="ce4" office:value-type="string" calcext:value-type="string">
            <text:p>RS_ALR</text:p>
          </table:table-cell>
          <table:table-cell table:style-name="ce4" office:value-type="float" office:value="82" calcext:value-type="float">
            <text:p>82.00</text:p>
          </table:table-cell>
          <table:table-cell office:value-type="float" office:value="0.94" calcext:value-type="float">
            <text:p>0.94</text:p>
          </table:table-cell>
          <table:table-cell office:value-type="float" office:value="6373.74" calcext:value-type="float">
            <text:p>6373.7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P_SDD</text:p>
          </table:table-cell>
          <table:table-cell office:value-type="float" office:value="90" calcext:value-type="float">
            <text:p>90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SP_SDD</text:p>
          </table:table-cell>
          <table:table-cell office:value-type="float" office:value="91" calcext:value-type="float">
            <text:p>91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ce4" office:value-type="string" calcext:value-type="string">
            <text:p>SP_SDD</text:p>
          </table:table-cell>
          <table:table-cell table:style-name="ce4" office:value-type="float" office:value="91" calcext:value-type="float">
            <text:p>91.00</text:p>
          </table:table-cell>
          <table:table-cell office:value-type="float" office:value="1.05" calcext:value-type="float">
            <text:p>1.05</text:p>
          </table:table-cell>
          <table:table-cell office:value-type="float" office:value="3623.15" calcext:value-type="float">
            <text:p>3623.1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P_SAD</text:p>
          </table:table-cell>
          <table:table-cell office:value-type="float" office:value="89" calcext:value-type="float">
            <text:p>89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SP_SAD</text:p>
          </table:table-cell>
          <table:table-cell office:value-type="float" office:value="93" calcext:value-type="float">
            <text:p>93</text:p>
          </table:table-cell>
          <table:table-cell office:value-type="float" office:value="1.07" calcext:value-type="float">
            <text:p>1.07</text:p>
          </table:table-cell>
          <table:table-cell/>
          <table:table-cell table:style-name="ce4" office:value-type="string" calcext:value-type="string">
            <text:p>SP_SAD</text:p>
          </table:table-cell>
          <table:table-cell table:style-name="ce4" office:value-type="float" office:value="93" calcext:value-type="float">
            <text:p>93.00</text:p>
          </table:table-cell>
          <table:table-cell office:value-type="float" office:value="1.07" calcext:value-type="float">
            <text:p>1.07</text:p>
          </table:table-cell>
          <table:table-cell office:value-type="float" office:value="2542.48" calcext:value-type="float">
            <text:p>2542.48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SP_NIP</text:p>
          </table:table-cell>
          <table:table-cell office:value-type="float" office:value="92" calcext:value-type="float">
            <text:p>9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SP_NIP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.08</text:p>
          </table:table-cell>
          <table:table-cell/>
          <table:table-cell table:style-name="ce4" office:value-type="string" calcext:value-type="string">
            <text:p>SP_NIP</text:p>
          </table:table-cell>
          <table:table-cell table:style-name="ce4" office:value-type="float" office:value="94" calcext:value-type="float">
            <text:p>94.00</text:p>
          </table:table-cell>
          <table:table-cell office:value-type="float" office:value="1.08" calcext:value-type="float">
            <text:p>1.08</text:p>
          </table:table-cell>
          <table:table-cell office:value-type="float" office:value="2764.66" calcext:value-type="float">
            <text:p>2764.6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SP_SIP</text:p>
          </table:table-cell>
          <table:table-cell office:value-type="float" office:value="90" calcext:value-type="float">
            <text:p>90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SP_SIP</text:p>
          </table:table-cell>
          <table:table-cell office:value-type="float" office:value="93" calcext:value-type="float">
            <text:p>93</text:p>
          </table:table-cell>
          <table:table-cell office:value-type="float" office:value="1.07" calcext:value-type="float">
            <text:p>1.07</text:p>
          </table:table-cell>
          <table:table-cell/>
          <table:table-cell table:style-name="ce4" office:value-type="string" calcext:value-type="string">
            <text:p>SP_SIP</text:p>
          </table:table-cell>
          <table:table-cell table:style-name="ce4" office:value-type="float" office:value="93" calcext:value-type="float">
            <text:p>93.00</text:p>
          </table:table-cell>
          <table:table-cell office:value-type="float" office:value="1.07" calcext:value-type="float">
            <text:p>1.07</text:p>
          </table:table-cell>
          <table:table-cell office:value-type="float" office:value="2158.88" calcext:value-type="float">
            <text:p>2158.8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SP_ALR</text:p>
          </table:table-cell>
          <table:table-cell office:value-type="float" office:value="91" calcext:value-type="float">
            <text:p>91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SP_ALR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.08</text:p>
          </table:table-cell>
          <table:table-cell/>
          <table:table-cell table:style-name="ce3" office:value-type="string" calcext:value-type="string">
            <text:p>SP_ALR</text:p>
          </table:table-cell>
          <table:table-cell table:style-name="ce3" office:value-type="float" office:value="94" calcext:value-type="float">
            <text:p>94.00</text:p>
          </table:table-cell>
          <table:table-cell table:style-name="ce9" office:value-type="float" office:value="1.08" calcext:value-type="float">
            <text:p>1.08</text:p>
          </table:table-cell>
          <table:table-cell table:style-name="ce9" office:value-type="float" office:value="2535.31" calcext:value-type="float">
            <text:p>2535.31</text:p>
          </table:table-cell>
          <table:table-cell table:style-name="ce13" office:value-type="float" office:value="0.5" calcext:value-type="float">
            <text:p>0.50</text:p>
          </table:table-cell>
        </table:table-row>
        <table:table-row table:style-name="ro1"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Verification Time</text:p>
          </table:table-cell>
          <table:covered-table-cell table:number-columns-repeated="6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Study1: 0.02 intensity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tudy1: 0.05 intensity</text:p>
          </table:table-cell>
          <table:covered-table-cell table:number-columns-repeated="2"/>
          <table:table-cell/>
          <table:table-cell table:style-name="ce2" office:value-type="string" calcext:value-type="string" table:number-columns-spanned="1" table:number-rows-spanned="2">
            <text:p>MNIST</text:p>
          </table:table-cell>
          <table:table-cell table:style-name="ce8" office:value-type="string" calcext:value-type="string" table:number-columns-spanned="2" table:number-rows-spanned="1">
            <text:p>Problems Solved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Verification Time</text:p>
          </table:table-cell>
          <table:covered-table-cell table:style-name="ce12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<text:s/>Raw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<text:s/>Raw</text:p>
          </table:table-cell>
          <table:table-cell office:value-type="string" calcext:value-type="string">
            <text:p><text:s/>X</text:p>
          </table:table-cell>
          <table:table-cell/>
          <table:covered-table-cell table:style-name="ce3"/>
          <table:table-cell table:style-name="ce9" office:value-type="string" calcext:value-type="string">
            <text:p><text:s/>Raw</text:p>
          </table:table-cell>
          <table:table-cell table:style-name="ce9" office:value-type="string" calcext:value-type="string">
            <text:p>Relative</text:p>
          </table:table-cell>
          <table:table-cell table:style-name="ce9" office:value-type="string" calcext:value-type="string">
            <text:p><text:s/>Raw</text:p>
          </table:table-cell>
          <table:table-cell table:style-name="ce13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5111.03" calcext:value-type="float">
            <text:p>5111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5111.03" calcext:value-type="float">
            <text:p>5111.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aseline</text:p>
          </table:table-cell>
          <table:table-cell table:style-name="ce8" office:value-type="float" office:value="4" calcext:value-type="float">
            <text:p>4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2161.01" calcext:value-type="float">
            <text:p>2161.01</text:p>
          </table:table-cell>
          <table:table-cell table:style-name="ce12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BS_SDD</text:p>
          </table:table-cell>
          <table:table-cell office:value-type="float" office:value="5048.25" calcext:value-type="float">
            <text:p>5048.25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BS_SDD</text:p>
          </table:table-cell>
          <table:table-cell office:value-type="float" office:value="3732.15" calcext:value-type="float">
            <text:p>3732.15</text:p>
          </table:table-cell>
          <table:table-cell office:value-type="float" office:value="0.73" calcext:value-type="float">
            <text:p>0.73</text:p>
          </table:table-cell>
          <table:table-cell/>
          <table:table-cell table:style-name="ce6" office:value-type="string" calcext:value-type="string">
            <text:p>BS_SDD</text:p>
          </table:table-cell>
          <table:table-cell table:style-name="ce10" office:value-type="float" office:value="7" calcext:value-type="float">
            <text:p>7.00</text:p>
          </table:table-cell>
          <table:table-cell office:value-type="float" office:value="1.75" calcext:value-type="float">
            <text:p>1.75</text:p>
          </table:table-cell>
          <table:table-cell office:value-type="float" office:value="1080.64" calcext:value-type="float">
            <text:p>1080.64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BS_SAD</text:p>
          </table:table-cell>
          <table:table-cell office:value-type="float" office:value="5485.41" calcext:value-type="float">
            <text:p>5485.41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BS_SAD</text:p>
          </table:table-cell>
          <table:table-cell office:value-type="float" office:value="3659.93" calcext:value-type="float">
            <text:p>3659.93</text:p>
          </table:table-cell>
          <table:table-cell office:value-type="float" office:value="0.72" calcext:value-type="float">
            <text:p>0.72</text:p>
          </table:table-cell>
          <table:table-cell/>
          <table:table-cell table:style-name="ce6" office:value-type="string" calcext:value-type="string">
            <text:p>BS_SAD</text:p>
          </table:table-cell>
          <table:table-cell table:style-name="ce10" office:value-type="float" office:value="5" calcext:value-type="float">
            <text:p>5.00</text:p>
          </table:table-cell>
          <table:table-cell office:value-type="float" office:value="1.25" calcext:value-type="float">
            <text:p>1.25</text:p>
          </table:table-cell>
          <table:table-cell office:value-type="float" office:value="1800.88" calcext:value-type="float">
            <text:p>1800.8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S_NIP</text:p>
          </table:table-cell>
          <table:table-cell office:value-type="float" office:value="3967.36" calcext:value-type="float">
            <text:p>3967.36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BS_NIP</text:p>
          </table:table-cell>
          <table:table-cell office:value-type="float" office:value="3297.75" calcext:value-type="float">
            <text:p>3297.75</text:p>
          </table:table-cell>
          <table:table-cell office:value-type="float" office:value="0.65" calcext:value-type="float">
            <text:p>0.65</text:p>
          </table:table-cell>
          <table:table-cell/>
          <table:table-cell table:style-name="ce6" office:value-type="string" calcext:value-type="string">
            <text:p>BS_NIP</text:p>
          </table:table-cell>
          <table:table-cell table:style-name="ce10" office:value-type="float" office:value="7" calcext:value-type="float">
            <text:p>7.00</text:p>
          </table:table-cell>
          <table:table-cell office:value-type="float" office:value="1.75" calcext:value-type="float">
            <text:p>1.75</text:p>
          </table:table-cell>
          <table:table-cell office:value-type="float" office:value="1080.75" calcext:value-type="float">
            <text:p>1080.75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BS_SIP</text:p>
          </table:table-cell>
          <table:table-cell office:value-type="float" office:value="3968.96" calcext:value-type="float">
            <text:p>3968.96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BS_SIP</text:p>
          </table:table-cell>
          <table:table-cell office:value-type="float" office:value="4090.51" calcext:value-type="float">
            <text:p>4090.51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6" office:value-type="string" calcext:value-type="string">
            <text:p>BS_SIP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1.5" calcext:value-type="float">
            <text:p>1.50</text:p>
          </table:table-cell>
          <table:table-cell office:value-type="float" office:value="1440.8" calcext:value-type="float">
            <text:p>1440.8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BS_ALR</text:p>
          </table:table-cell>
          <table:table-cell office:value-type="float" office:value="3202.17" calcext:value-type="float">
            <text:p>3202.17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BS_ALR</text:p>
          </table:table-cell>
          <table:table-cell office:value-type="float" office:value="3699.07" calcext:value-type="float">
            <text:p>3699.07</text:p>
          </table:table-cell>
          <table:table-cell office:value-type="float" office:value="0.72" calcext:value-type="float">
            <text:p>0.72</text:p>
          </table:table-cell>
          <table:table-cell/>
          <table:table-cell table:style-name="ce6" office:value-type="string" calcext:value-type="string">
            <text:p>BS_ALR</text:p>
          </table:table-cell>
          <table:table-cell table:style-name="ce10" office:value-type="float" office:value="8" calcext:value-type="float">
            <text:p>8.00</text:p>
          </table:table-cell>
          <table:table-cell office:value-type="float" office:value="2" calcext:value-type="float">
            <text:p>2.00</text:p>
          </table:table-cell>
          <table:table-cell office:value-type="float" office:value="526.78" calcext:value-type="float">
            <text:p>526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S_SDD</text:p>
          </table:table-cell>
          <table:table-cell office:value-type="float" office:value="1016.01" calcext:value-type="float">
            <text:p>1016.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S_SDD</text:p>
          </table:table-cell>
          <table:table-cell office:value-type="float" office:value="1016.01" calcext:value-type="float">
            <text:p>1016.0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" office:value-type="string" calcext:value-type="string">
            <text:p>RS_SDD</text:p>
          </table:table-cell>
          <table:table-cell table:style-name="ce10" office:value-type="float" office:value="7" calcext:value-type="float">
            <text:p>7.00</text:p>
          </table:table-cell>
          <table:table-cell office:value-type="float" office:value="1.75" calcext:value-type="float">
            <text:p>1.75</text:p>
          </table:table-cell>
          <table:table-cell office:value-type="float" office:value="228.16" calcext:value-type="float">
            <text:p>228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S_SAD</text:p>
          </table:table-cell>
          <table:table-cell office:value-type="float" office:value="5076.43" calcext:value-type="float">
            <text:p>5076.43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RS_SAD</text:p>
          </table:table-cell>
          <table:table-cell office:value-type="float" office:value="5076.43" calcext:value-type="float">
            <text:p>5076.43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6" office:value-type="string" calcext:value-type="string">
            <text:p>RS_SAD</text:p>
          </table:table-cell>
          <table:table-cell table:style-name="ce10" office:value-type="float" office:value="4" calcext:value-type="float">
            <text:p>4.00</text:p>
          </table:table-cell>
          <table:table-cell office:value-type="float" office:value="1" calcext:value-type="float">
            <text:p>1.00</text:p>
          </table:table-cell>
          <table:table-cell office:value-type="float" office:value="2160.85" calcext:value-type="float">
            <text:p>2160.85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RS_NIP</text:p>
          </table:table-cell>
          <table:table-cell office:value-type="float" office:value="1002.7" calcext:value-type="float">
            <text:p>1002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S_NIP</text:p>
          </table:table-cell>
          <table:table-cell office:value-type="float" office:value="1002.7" calcext:value-type="float">
            <text:p>1002.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" office:value-type="string" calcext:value-type="string">
            <text:p>RS_NIP</text:p>
          </table:table-cell>
          <table:table-cell table:style-name="ce10" office:value-type="float" office:value="9" calcext:value-type="float">
            <text:p>9.00</text:p>
          </table:table-cell>
          <table:table-cell office:value-type="float" office:value="2.25" calcext:value-type="float">
            <text:p>2.25</text:p>
          </table:table-cell>
          <table:table-cell office:value-type="float" office:value="23.83" calcext:value-type="float">
            <text:p>23.8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_SIP</text:p>
          </table:table-cell>
          <table:table-cell office:value-type="float" office:value="1050.42" calcext:value-type="float">
            <text:p>1050.4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RS_SIP</text:p>
          </table:table-cell>
          <table:table-cell office:value-type="float" office:value="1050.42" calcext:value-type="float">
            <text:p>1050.42</text:p>
          </table:table-cell>
          <table:table-cell office:value-type="float" office:value="0.21" calcext:value-type="float">
            <text:p>0.21</text:p>
          </table:table-cell>
          <table:table-cell/>
          <table:table-cell table:style-name="ce6" office:value-type="string" calcext:value-type="string">
            <text:p>RS_SIP</text:p>
          </table:table-cell>
          <table:table-cell table:style-name="ce10" office:value-type="float" office:value="9" calcext:value-type="float">
            <text:p>9.00</text:p>
          </table:table-cell>
          <table:table-cell office:value-type="float" office:value="2.25" calcext:value-type="float">
            <text:p>2.25</text:p>
          </table:table-cell>
          <table:table-cell office:value-type="float" office:value="72.44" calcext:value-type="float">
            <text:p>72.4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S_ALR</text:p>
          </table:table-cell>
          <table:table-cell office:value-type="float" office:value="6373.74" calcext:value-type="float">
            <text:p>6373.74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RS_ALR</text:p>
          </table:table-cell>
          <table:table-cell office:value-type="float" office:value="6373.74" calcext:value-type="float">
            <text:p>6373.74</text:p>
          </table:table-cell>
          <table:table-cell office:value-type="float" office:value="1.25" calcext:value-type="float">
            <text:p>1.25</text:p>
          </table:table-cell>
          <table:table-cell/>
          <table:table-cell table:style-name="ce6" office:value-type="string" calcext:value-type="string">
            <text:p>RS_ALR</text:p>
          </table:table-cell>
          <table:table-cell table:style-name="ce10" office:value-type="float" office:value="3" calcext:value-type="float">
            <text:p>3.00</text:p>
          </table:table-cell>
          <table:table-cell office:value-type="float" office:value="0.75" calcext:value-type="float">
            <text:p>0.75</text:p>
          </table:table-cell>
          <table:table-cell office:value-type="float" office:value="2520.67" calcext:value-type="float">
            <text:p>2520.6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SP_SDD</text:p>
          </table:table-cell>
          <table:table-cell office:value-type="float" office:value="3958.01" calcext:value-type="float">
            <text:p>3958.0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SP_SDD</text:p>
          </table:table-cell>
          <table:table-cell office:value-type="float" office:value="3623.15" calcext:value-type="float">
            <text:p>3623.15</text:p>
          </table:table-cell>
          <table:table-cell office:value-type="float" office:value="0.71" calcext:value-type="float">
            <text:p>0.71</text:p>
          </table:table-cell>
          <table:table-cell/>
          <table:table-cell table:style-name="ce6" office:value-type="string" calcext:value-type="string">
            <text:p>SP_SDD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1.5" calcext:value-type="float">
            <text:p>1.50</text:p>
          </table:table-cell>
          <table:table-cell office:value-type="float" office:value="1539.41" calcext:value-type="float">
            <text:p>1539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P_SAD</text:p>
          </table:table-cell>
          <table:table-cell office:value-type="float" office:value="4236.9" calcext:value-type="float">
            <text:p>4236.9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SP_SAD</text:p>
          </table:table-cell>
          <table:table-cell office:value-type="float" office:value="2542.48" calcext:value-type="float">
            <text:p>2542.48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SP_SAD</text:p>
          </table:table-cell>
          <table:table-cell table:style-name="ce10" office:value-type="float" office:value="9" calcext:value-type="float">
            <text:p>9.00</text:p>
          </table:table-cell>
          <table:table-cell office:value-type="float" office:value="2.25" calcext:value-type="float">
            <text:p>2.25</text:p>
          </table:table-cell>
          <table:table-cell office:value-type="float" office:value="438.29" calcext:value-type="float">
            <text:p>438.29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SP_NIP</text:p>
          </table:table-cell>
          <table:table-cell office:value-type="float" office:value="3069.03" calcext:value-type="float">
            <text:p>3069.0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SP_NIP</text:p>
          </table:table-cell>
          <table:table-cell office:value-type="float" office:value="2764.66" calcext:value-type="float">
            <text:p>2764.66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6" office:value-type="string" calcext:value-type="string">
            <text:p>SP_NIP</text:p>
          </table:table-cell>
          <table:table-cell table:style-name="ce10" office:value-type="float" office:value="9" calcext:value-type="float">
            <text:p>9.00</text:p>
          </table:table-cell>
          <table:table-cell office:value-type="float" office:value="2.25" calcext:value-type="float">
            <text:p>2.25</text:p>
          </table:table-cell>
          <table:table-cell office:value-type="float" office:value="393.14" calcext:value-type="float">
            <text:p>393.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SP_SIP</text:p>
          </table:table-cell>
          <table:table-cell office:value-type="float" office:value="3882.72" calcext:value-type="float">
            <text:p>3882.7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SP_SIP</text:p>
          </table:table-cell>
          <table:table-cell office:value-type="float" office:value="2158.88" calcext:value-type="float">
            <text:p>2158.88</text:p>
          </table:table-cell>
          <table:table-cell office:value-type="float" office:value="0.42" calcext:value-type="float">
            <text:p>0.42</text:p>
          </table:table-cell>
          <table:table-cell/>
          <table:table-cell table:style-name="ce6" office:value-type="string" calcext:value-type="string">
            <text:p>SP_SIP</text:p>
          </table:table-cell>
          <table:table-cell table:style-name="ce10" office:value-type="float" office:value="7" calcext:value-type="float">
            <text:p>7.00</text:p>
          </table:table-cell>
          <table:table-cell office:value-type="float" office:value="1.75" calcext:value-type="float">
            <text:p>1.75</text:p>
          </table:table-cell>
          <table:table-cell office:value-type="float" office:value="639" calcext:value-type="float">
            <text:p>639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SP_ALR</text:p>
          </table:table-cell>
          <table:table-cell office:value-type="float" office:value="3529.02" calcext:value-type="float">
            <text:p>3529.0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SP_ALR</text:p>
          </table:table-cell>
          <table:table-cell office:value-type="float" office:value="2535.31" calcext:value-type="float">
            <text:p>2535.3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SP_ALR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769.27" calcext:value-type="float">
            <text:p>769.27</text:p>
          </table:table-cell>
          <table:table-cell table:style-name="ce13" office:value-type="float" office:value="0.36" calcext:value-type="float">
            <text:p>0.36</text:p>
          </table:table-cell>
        </table:table-row>
        <table:table-row table:style-name="ro1"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Par-2 Score</text:p>
          </table:table-cell>
          <table:covered-table-cell table:number-columns-repeated="6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Study1: 0.02 intensity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tudy1: 0.05 intensity</text:p>
          </table:table-cell>
          <table:covered-table-cell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<text:s/>Raw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MNIST</text:p>
          </table:table-cell>
          <table:table-cell office:value-type="string" calcext:value-type="string">
            <text:p><text:s/>Raw</text:p>
          </table:table-cell>
          <table:table-cell office:value-type="string" calcext:value-type="string">
            <text:p><text:s/>X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6030.04" calcext:value-type="float">
            <text:p>16030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6030.04" calcext:value-type="float">
            <text:p>16030.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BS_SDD</text:p>
          </table:table-cell>
          <table:table-cell office:value-type="float" office:value="16807.22" calcext:value-type="float">
            <text:p>16807.22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BS_SDD</text:p>
          </table:table-cell>
          <table:table-cell office:value-type="float" office:value="13256.38" calcext:value-type="float">
            <text:p>13256.38</text:p>
          </table:table-cell>
          <table:table-cell office:value-type="float" office:value="0.83" calcext:value-type="float">
            <text:p>0.8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BS_SAD</text:p>
          </table:table-cell>
          <table:table-cell office:value-type="float" office:value="18084.28" calcext:value-type="float">
            <text:p>18084.28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BS_SAD</text:p>
          </table:table-cell>
          <table:table-cell office:value-type="float" office:value="11219.31" calcext:value-type="float">
            <text:p>11219.31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BS_NIP</text:p>
          </table:table-cell>
          <table:table-cell office:value-type="float" office:value="13206.58" calcext:value-type="float">
            <text:p>13206.5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BS_NIP</text:p>
          </table:table-cell>
          <table:table-cell office:value-type="float" office:value="12058.18" calcext:value-type="float">
            <text:p>12058.18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BS_SIP</text:p>
          </table:table-cell>
          <table:table-cell office:value-type="float" office:value="13207.83" calcext:value-type="float">
            <text:p>13207.83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BS_SIP</text:p>
          </table:table-cell>
          <table:table-cell office:value-type="float" office:value="15606.15" calcext:value-type="float">
            <text:p>15606.15</text:p>
          </table:table-cell>
          <table:table-cell office:value-type="float" office:value="0.97" calcext:value-type="float">
            <text:p>0.9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BS_ALR</text:p>
          </table:table-cell>
          <table:table-cell office:value-type="float" office:value="9921.62" calcext:value-type="float">
            <text:p>9921.6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BS_ALR</text:p>
          </table:table-cell>
          <table:table-cell office:value-type="float" office:value="14409.37" calcext:value-type="float">
            <text:p>14409.3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RS_SDD</text:p>
          </table:table-cell>
          <table:table-cell office:value-type="float" office:value="7269.38" calcext:value-type="float">
            <text:p>7269.38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S_SDD</text:p>
          </table:table-cell>
          <table:table-cell office:value-type="float" office:value="7269.38" calcext:value-type="float">
            <text:p>7269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RS_SAD</text:p>
          </table:table-cell>
          <table:table-cell office:value-type="float" office:value="16835.39" calcext:value-type="float">
            <text:p>16835.39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RS_SAD</text:p>
          </table:table-cell>
          <table:table-cell office:value-type="float" office:value="16835.39" calcext:value-type="float">
            <text:p>16835.39</text:p>
          </table:table-cell>
          <table:table-cell office:value-type="float" office:value="1.05" calcext:value-type="float">
            <text:p>1.0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RS_NIP</text:p>
          </table:table-cell>
          <table:table-cell office:value-type="float" office:value="7466.45" calcext:value-type="float">
            <text:p>7466.4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RS_NIP</text:p>
          </table:table-cell>
          <table:table-cell office:value-type="float" office:value="7466.45" calcext:value-type="float">
            <text:p>7466.45</text:p>
          </table:table-cell>
          <table:table-cell office:value-type="float" office:value="0.47" calcext:value-type="float">
            <text:p>0.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RS_SIP</text:p>
          </table:table-cell>
          <table:table-cell office:value-type="float" office:value="11008.41" calcext:value-type="float">
            <text:p>11008.41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RS_SIP</text:p>
          </table:table-cell>
          <table:table-cell office:value-type="float" office:value="11008.41" calcext:value-type="float">
            <text:p>11008.41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RS_ALR</text:p>
          </table:table-cell>
          <table:table-cell office:value-type="float" office:value="21615.3" calcext:value-type="float">
            <text:p>21615.3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RS_ALR</text:p>
          </table:table-cell>
          <table:table-cell office:value-type="float" office:value="21615.3" calcext:value-type="float">
            <text:p>21615.3</text:p>
          </table:table-cell>
          <table:table-cell office:value-type="float" office:value="1.35" calcext:value-type="float">
            <text:p>1.3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P_SDD</text:p>
          </table:table-cell>
          <table:table-cell office:value-type="float" office:value="12356.7" calcext:value-type="float">
            <text:p>12356.7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SP_SDD</text:p>
          </table:table-cell>
          <table:table-cell office:value-type="float" office:value="11181.54" calcext:value-type="float">
            <text:p>11181.54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P_SAD</text:p>
          </table:table-cell>
          <table:table-cell office:value-type="float" office:value="13475.15" calcext:value-type="float">
            <text:p>13475.15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SP_SAD</text:p>
          </table:table-cell>
          <table:table-cell office:value-type="float" office:value="8806.8" calcext:value-type="float">
            <text:p>8806.8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P_NIP</text:p>
          </table:table-cell>
          <table:table-cell office:value-type="float" office:value="9912.76" calcext:value-type="float">
            <text:p>9912.76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SP_NIP</text:p>
          </table:table-cell>
          <table:table-cell office:value-type="float" office:value="7803.59" calcext:value-type="float">
            <text:p>7803.59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P_SIP</text:p>
          </table:table-cell>
          <table:table-cell office:value-type="float" office:value="12306.87" calcext:value-type="float">
            <text:p>12306.87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SP_SIP</text:p>
          </table:table-cell>
          <table:table-cell office:value-type="float" office:value="8706.04" calcext:value-type="float">
            <text:p>8706.04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P_ALR</text:p>
          </table:table-cell>
          <table:table-cell office:value-type="float" office:value="11087.89" calcext:value-type="float">
            <text:p>11087.89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SP_ALR</text:p>
          </table:table-cell>
          <table:table-cell office:value-type="float" office:value="7574.62" calcext:value-type="float">
            <text:p>7574.62</text:p>
          </table:table-cell>
          <table:table-cell office:value-type="float" office:value="0.47" calcext:value-type="float">
            <text:p>0.47</text:p>
          </table:table-cell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20:42:45.305557426</meta:creation-date>
    <dc:date>2023-07-21T23:22:52.355850109</dc:date>
    <meta:editing-duration>PT14M46S</meta:editing-duration>
    <meta:editing-cycles>1</meta:editing-cycles>
    <meta:document-statistic meta:table-count="1" meta:cell-count="489" meta:object-count="0"/>
    <meta:generator>LibreOffice/7.3.7.2$Linux_X86_64 LibreOffice_project/30$Build-2</meta:generator>
  </office:meta>
</office:document-meta>
</file>